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2f938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office:annotation><dc:creator>sge</dc:creator><dc:date>2017-09-15T09:49:05</dc:date><text:p text:style-name="P3"><text:span text:style-name="T1">do section- for afile in </text:span><text:span text:style-name="T2">view.get_dms_files(limit=1)</text:span></text:p></office:annotation><office:annotation><dc:creator>sge</dc:creator><dc:date>2017-09-15T09:51:30</dc:date><text:p text:style-name="P3"><text:span text:style-name="T2">do text</text:span></text:p><text:p text:style-name="P3"><text:span text:style-name="T2">from document(content=afile.file.data, format='odt', pageBreakAfter=(not loop.afile.last and 'duplex'))</text:span></text:p></office:annotation>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 style:master-page-name="">
      <style:paragraph-properties fo:text-align="center" style:justify-single-word="false" style:page-number="auto" fo:break-before="auto" fo:break-aft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9pt" style:font-size-asian="10.5pt"/>
    </style:style>
    <style:style style:name="Imio_20_tableau_20_signataire" style:display-name="Imio tableau signataire" style:family="paragraph" style:parent-style-name="Table_20_Contents">
      <style:paragraph-properties fo:text-align="center" style:justify-single-word="false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12-04T10:56:41.207549493</dc:date>
    <dc:creator>sge</dc:creator>
    <meta:editing-duration>PT2H37M13S</meta:editing-duration>
    <meta:editing-cycles>33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